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2.832cm" fo:margin-left="1.228cm" table:align="left"/>
    </style:style>
    <style:style style:name="Table2.A" style:family="table-column">
      <style:table-column-properties style:column-width="12.832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2.875cm" fo:margin-left="1.228cm" table:align="left"/>
    </style:style>
    <style:style style:name="Table1.A" style:family="table-column">
      <style:table-column-properties style:column-width="6.006cm"/>
    </style:style>
    <style:style style:name="Table1.B" style:family="table-column">
      <style:table-column-properties style:column-width="1.191cm"/>
    </style:style>
    <style:style style:name="Table1.C" style:family="table-column">
      <style:table-column-properties style:column-width="5.678cm"/>
    </style:style>
    <style:style style:name="Table1.A1" style:family="table-cell">
      <style:table-cell-properties fo:padding="0.097cm" fo:border="none"/>
    </style:style>
    <style:style style:name="Table4" style:family="table">
      <style:table-properties style:width="12.822cm" fo:margin-left="1.281cm" table:align="left"/>
    </style:style>
    <style:style style:name="Table4.A" style:family="table-column">
      <style:table-column-properties style:column-width="6.429cm"/>
    </style:style>
    <style:style style:name="Table4.B" style:family="table-column">
      <style:table-column-properties style:column-width="6.392cm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12.779cm" fo:margin-left="1.281cm" table:align="left"/>
    </style:style>
    <style:style style:name="Table6.A" style:family="table-column">
      <style:table-column-properties style:column-width="6.218cm"/>
    </style:style>
    <style:style style:name="Table6.B" style:family="table-column">
      <style:table-column-properties style:column-width="6.562cm"/>
    </style:style>
    <style:style style:name="Table6.A1" style:family="table-cell">
      <style:table-cell-properties fo:padding="0.097cm" fo:border="none"/>
    </style:style>
    <style:style style:name="Table3" style:family="table">
      <style:table-properties style:width="12.779cm" fo:margin-left="1.254cm" table:align="left"/>
    </style:style>
    <style:style style:name="Table3.A" style:family="table-column">
      <style:table-column-properties style:column-width="6.271cm"/>
    </style:style>
    <style:style style:name="Table3.B" style:family="table-column">
      <style:table-column-properties style:column-width="6.509cm"/>
    </style:style>
    <style:style style:name="Table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0507e6" officeooo:paragraph-rsid="001502b5"/>
    </style:style>
    <style:style style:name="P2" style:family="paragraph" style:parent-style-name="Table_20_Contents">
      <style:paragraph-properties fo:text-align="start" style:justify-single-word="false"/>
      <style:text-properties officeooo:rsid="000507e6" officeooo:paragraph-rsid="001502b5"/>
    </style:style>
    <style:style style:name="P3" style:family="paragraph" style:parent-style-name="Table_20_Contents">
      <style:paragraph-properties fo:text-align="start" style:justify-single-word="false"/>
      <style:text-properties officeooo:rsid="000507e6" officeooo:paragraph-rsid="0024a560"/>
    </style:style>
    <style:style style:name="P4" style:family="paragraph" style:parent-style-name="Table_20_Contents">
      <style:paragraph-properties fo:text-align="center" style:justify-single-word="false"/>
      <style:text-properties officeooo:rsid="00060199" officeooo:paragraph-rsid="001502b5"/>
    </style:style>
    <style:style style:name="P5" style:family="paragraph" style:parent-style-name="Table_20_Contents">
      <style:paragraph-properties fo:text-align="center" style:justify-single-word="false"/>
      <style:text-properties officeooo:rsid="000eca66" officeooo:paragraph-rsid="000faba9"/>
    </style:style>
    <style:style style:name="P6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37e32" officeooo:paragraph-rsid="00137e32"/>
    </style:style>
    <style:style style:name="P7" style:family="paragraph" style:parent-style-name="Table_20_Contents">
      <style:paragraph-properties fo:text-align="start" style:justify-single-word="false"/>
      <style:text-properties officeooo:rsid="001502b5" officeooo:paragraph-rsid="001502b5"/>
    </style:style>
    <style:style style:name="P8" style:family="paragraph" style:parent-style-name="Table_20_Contents">
      <style:paragraph-properties fo:text-align="start" style:justify-single-word="false"/>
      <style:text-properties fo:color="#c9211e" loext:opacity="100%" officeooo:rsid="001c6799" officeooo:paragraph-rsid="001c6799"/>
    </style:style>
    <style:style style:name="P9" style:family="paragraph" style:parent-style-name="Table_20_Contents">
      <style:paragraph-properties fo:text-align="start" style:justify-single-word="false"/>
      <style:text-properties fo:color="#c9211e" loext:opacity="100%" officeooo:rsid="001cad7b" officeooo:paragraph-rsid="001cad7b"/>
    </style:style>
    <style:style style:name="P10" style:family="paragraph" style:parent-style-name="Table_20_Contents">
      <style:paragraph-properties fo:text-align="start" style:justify-single-word="false"/>
      <style:text-properties officeooo:rsid="001c6799" officeooo:paragraph-rsid="001c6799"/>
    </style:style>
    <style:style style:name="P11" style:family="paragraph" style:parent-style-name="Table_20_Contents">
      <style:paragraph-properties fo:text-align="start" style:justify-single-word="false"/>
      <style:text-properties officeooo:rsid="001c6799" officeooo:paragraph-rsid="0024a560"/>
    </style:style>
    <style:style style:name="P12" style:family="paragraph" style:parent-style-name="Table_20_Contents">
      <style:paragraph-properties fo:text-align="start" style:justify-single-word="false"/>
      <style:text-properties officeooo:rsid="001d78a9" officeooo:paragraph-rsid="001d78a9"/>
    </style:style>
    <style:style style:name="P13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0b070d" officeooo:paragraph-rsid="000b070d" fo:background-color="#ffffff"/>
    </style:style>
    <style:style style:name="P14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f616b" officeooo:paragraph-rsid="001f616b" fo:background-color="#ffffff"/>
    </style:style>
    <style:style style:name="P15" style:family="paragraph" style:parent-style-name="Text_20_body">
      <style:text-properties officeooo:rsid="00090ecc" officeooo:paragraph-rsid="00090ecc"/>
    </style:style>
    <style:style style:name="P16" style:family="paragraph" style:parent-style-name="Text_20_body">
      <style:paragraph-properties fo:text-align="start" style:justify-single-word="false"/>
      <style:text-properties officeooo:rsid="00090ecc" officeooo:paragraph-rsid="00090ecc"/>
    </style:style>
    <style:style style:name="P17" style:family="paragraph" style:parent-style-name="Table_20_Contents">
      <style:paragraph-properties fo:text-align="start" style:justify-single-word="false"/>
      <style:text-properties officeooo:rsid="0024a560" officeooo:paragraph-rsid="0024a560"/>
    </style:style>
    <style:style style:name="P18" style:family="paragraph" style:parent-style-name="Table_20_Contents">
      <style:text-properties officeooo:rsid="001f616b" officeooo:paragraph-rsid="001f616b"/>
    </style:style>
    <style:style style:name="P19" style:family="paragraph" style:parent-style-name="Table_20_Contents">
      <style:paragraph-properties fo:text-align="start" style:justify-single-word="false"/>
      <style:text-properties officeooo:rsid="0012e636" officeooo:paragraph-rsid="0012e636"/>
    </style:style>
    <style:style style:name="P20" style:family="paragraph" style:parent-style-name="Table_20_Contents">
      <style:paragraph-properties fo:text-align="center" style:justify-single-word="false"/>
      <style:text-properties officeooo:rsid="0026df0f" officeooo:paragraph-rsid="0026df0f"/>
    </style:style>
    <style:style style:name="P21" style:family="paragraph" style:parent-style-name="Table_20_Contents">
      <style:text-properties officeooo:rsid="0026df0f" officeooo:paragraph-rsid="0026df0f"/>
    </style:style>
    <style:style style:name="P22" style:family="paragraph" style:parent-style-name="Table_20_Contents">
      <style:text-properties officeooo:paragraph-rsid="000da741"/>
    </style:style>
    <style:style style:name="P23" style:family="paragraph" style:parent-style-name="Table_20_Contents">
      <style:text-properties officeooo:rsid="000d6651" officeooo:paragraph-rsid="000da741"/>
    </style:style>
    <style:style style:name="P24" style:family="paragraph" style:parent-style-name="Table_20_Contents">
      <style:paragraph-properties fo:text-align="start" style:justify-single-word="false"/>
      <style:text-properties officeooo:rsid="0020cdfc" officeooo:paragraph-rsid="00291054"/>
    </style:style>
    <style:style style:name="P25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cad7b" officeooo:paragraph-rsid="001cad7b"/>
    </style:style>
    <style:style style:name="P26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29237d" officeooo:paragraph-rsid="0029237d"/>
    </style:style>
    <style:style style:name="P27" style:family="paragraph" style:parent-style-name="Table_20_Contents">
      <style:text-properties officeooo:rsid="0029237d" officeooo:paragraph-rsid="0029237d"/>
    </style:style>
    <style:style style:name="T1" style:family="text">
      <style:text-properties officeooo:rsid="001502b5"/>
    </style:style>
    <style:style style:name="T2" style:family="text">
      <style:text-properties officeooo:rsid="001cad7b"/>
    </style:style>
    <style:style style:name="T3" style:family="text">
      <style:text-properties officeooo:rsid="0020cdfc"/>
    </style:style>
    <style:style style:name="T4" style:family="text">
      <style:text-properties officeooo:rsid="000507e6"/>
    </style:style>
    <style:style style:name="T5" style:family="text">
      <style:text-properties officeooo:rsid="0024a560"/>
    </style:style>
    <style:style style:name="T6" style:family="text">
      <style:text-properties officeooo:rsid="0026df0f"/>
    </style:style>
    <style:style style:name="T7" style:family="text">
      <style:text-properties style:text-position="super 58%" officeooo:rsid="0026df0f"/>
    </style:style>
    <style:style style:name="T8" style:family="text">
      <style:text-properties officeooo:rsid="002892a8"/>
    </style:style>
    <style:style style:name="T9" style:family="text">
      <style:text-properties officeooo:rsid="0028a048"/>
    </style:style>
    <style:style style:name="T10" style:family="text">
      <style:text-properties officeooo:rsid="002923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3">DERBYSHIRE SENIOR CUP </text:p>
            <text:p text:style-name="P13"/>
            <text:p text:style-name="P14">FIRST ROUND </text:p>
            <text:p text:style-name="P25"><text:span text:style-name="T6">Saturday</text:span><text:span text:style-name="T5"> December </text:span><text:span text:style-name="T6">7</text:span><text:span text:style-name="T7">th</text:span><text:span text:style-name="T6"> <text:s/>1968</text:span></text:p>
            <text:p text:style-name="P25"/>
            <text:p text:style-name="P26">Ashbourne Recreation Ground</text:p>
            <text:p text:style-name="P6">Kick Off <text:s/><text:span text:style-name="T9">2.30</text:span>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ASHBOURNE TOWN</text:p>
          </table:table-cell>
          <table:table-cell table:style-name="Table1.A1" office:value-type="string">
            <text:p text:style-name="P20">4-1</text:p>
          </table:table-cell>
          <table:table-cell table:style-name="Table1.A1" office:value-type="string">
            <text:p text:style-name="P20">NORMANTON SPORTS</text:p>
          </table:table-cell>
        </table:table-row>
      </table:table>
      <text:p text:style-name="P1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Shirts <text:s/>: Black/White Stripes</text:p>
            <text:p text:style-name="P27">Shorts : White</text:p>
            <text:p text:style-name="P18"/>
            <text:p text:style-name="P21">Slaney <text:s text:c="2"/>GK</text:p>
            <text:p text:style-name="P21">Tomkinson</text:p>
            <text:p text:style-name="P21">Malcolm Waring</text:p>
            <text:p text:style-name="P21">Coxon</text:p>
            <text:p text:style-name="P21"><text:span text:style-name="T10">Fred </text:span>Hickmo<text:span text:style-name="T10">tt</text:span></text:p>
            <text:p text:style-name="P21">Avery</text:p>
            <text:p text:style-name="P21">Gould</text:p>
            <text:p text:style-name="P21"><text:span text:style-name="T10">Ray </text:span>Storer</text:p>
            <text:p text:style-name="P21"><text:span text:style-name="T10">Michael </text:span>Gadsby</text:p>
            <text:p text:style-name="P21">Bloor</text:p>
            <text:p text:style-name="P21"><text:span text:style-name="T10">Stuart </text:span>Bull</text:p>
            <text:p text:style-name="P21"/>
            <text:p text:style-name="P21">SUBSTITUTES</text:p>
            <text:p text:style-name="P21">Twigge</text:p>
          </table:table-cell>
          <table:table-cell table:style-name="Table4.A1" office:value-type="string">
            <text:p text:style-name="P27">Shirts <text:s/>: </text:p>
            <text:p text:style-name="P27">Shorts :</text:p>
            <text:p text:style-name="P18"/>
            <text:p text:style-name="P3"/>
          </table:table-cell>
        </table:table-row>
      </table:table>
      <text:p text:style-name="P1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9">M<text:span text:style-name="T1">anager</text:span></text:p>
            <text:p text:style-name="P17"/>
            <text:p text:style-name="P8"/>
            <text:p text:style-name="P7">Referee</text:p>
            <text:p text:style-name="P11">M<text:span text:style-name="T2">r </text:span><text:span text:style-name="T4"><text:s/></text:span><text:span text:style-name="T8">D Statham</text:span></text:p>
            <text:p text:style-name="P10"/>
            <text:p text:style-name="P12">Half Time <text:s text:c="3"/><text:span text:style-name="T6">1-1</text:span></text:p>
            <text:p text:style-name="P12"/>
            <text:p text:style-name="P7">Attendance <text:s/></text:p>
          </table:table-cell>
          <table:table-cell table:style-name="Table6.A1" office:value-type="string">
            <text:p text:style-name="P19">M<text:span text:style-name="T1">anager</text:span></text:p>
            <text:p text:style-name="P17"/>
            <text:p text:style-name="P9"/>
            <text:p text:style-name="P24">Linesmen</text:p>
            <text:p text:style-name="P1"/>
            <text:p text:style-name="P1"/>
            <text:p text:style-name="P2"/>
            <text:p text:style-name="P4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"/>
            <text:p text:style-name="P21"><text:span text:style-name="T10">Ray </text:span>Storer</text:p>
            <text:p text:style-name="P21"><text:span text:style-name="T10">Ray </text:span>Storer</text:p>
            <text:p text:style-name="P21"><text:span text:style-name="T10">Ray </text:span>Storer <text:s text:c="3"/>(penalty)</text:p>
            <text:p text:style-name="P21">Gadsby</text:p>
          </table:table-cell>
          <table:table-cell table:style-name="Table3.A1" office:value-type="string">
            <text:p text:style-name="P22"><text:s text:c="2"/><text:span text:style-name="T6">5 min <text:s text:c="17"/>0-1</text:span></text:p>
            <text:p text:style-name="P21">15 min <text:s text:c="17"/>1-1</text:p>
            <text:p text:style-name="P21">70 min <text:s text:c="17"/>2-1</text:p>
            <text:p text:style-name="P21">75 min <text:s text:c="17"/>3-1</text:p>
            <text:p text:style-name="P21">80 min <text:s text:c="17"/>4-1</text:p>
          </table:table-cell>
        </table:table-row>
      </table:table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13:09:09.905000000</meta:creation-date>
    <dc:date>2024-03-09T08:47:49.951000000</dc:date>
    <meta:editing-duration>PT10H43M21S</meta:editing-duration>
    <meta:editing-cycles>39</meta:editing-cycles>
    <meta:generator>Coolle_Office_for_Docs_and_Sheet/7.4.2.3$Windows_X86_64 LibreOffice_project/</meta:generator>
    <meta:document-statistic meta:table-count="5" meta:image-count="0" meta:object-count="0" meta:page-count="1" meta:paragraph-count="41" meta:word-count="84" meta:character-count="570" meta:non-whitespace-character-count="422"/>
  </office:meta>
</office:document-meta>
</file>